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cc0bc" officeooo:paragraph-rsid="001cc0bc"/>
    </style:style>
    <style:style style:name="P2" style:family="paragraph" style:parent-style-name="Standard">
      <style:paragraph-properties fo:text-align="center" style:justify-single-word="false"/>
      <style:text-properties fo:font-size="14pt" fo:font-weight="bold" officeooo:rsid="001cc0bc" officeooo:paragraph-rsid="001cc0bc"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cc0bc" officeooo:paragraph-rsid="001cc0bc"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1pt" fo:font-weight="normal" officeooo:rsid="001cc0bc" officeooo:paragraph-rsid="001cc0bc"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2pt" fo:font-weight="normal" officeooo:rsid="001cc0bc" officeooo:paragraph-rsid="001cc0bc" style:font-size-asian="12pt" style:font-weight-asian="normal" style:font-size-complex="12pt"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fo:font-size="11pt" fo:font-weight="normal" officeooo:rsid="001cc0bc" officeooo:paragraph-rsid="001cc0bc" style:font-size-asian="9.60000038146973pt" style:font-weight-asian="normal" style:font-size-complex="11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1pt" fo:font-weight="normal" officeooo:rsid="001cc0bc" officeooo:paragraph-rsid="001cc0bc" style:font-size-asian="9.60000038146973pt" style:font-weight-asian="normal" style:font-size-complex="11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size="12pt" fo:font-weight="normal" officeooo:rsid="001cc0bc" officeooo:paragraph-rsid="001ddc44" style:font-size-asian="12pt" style:font-weight-asian="normal" style:font-size-complex="12pt"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font-size="11pt" fo:font-weight="normal" officeooo:rsid="001cc0bc" officeooo:paragraph-rsid="001cc0bc" style:font-size-asian="9.60000038146973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ddc44"/>
    </style:style>
    <style:style style:name="T3" style:family="text">
      <style:text-properties fo:font-weight="bold" style:font-weight-asian="bold" style:font-weight-complex="bold"/>
    </style:style>
    <style:style style:name="T4" style:family="text">
      <style:text-properties fo:font-weight="bold" officeooo:rsid="001ddc44" style:font-weight-asian="bold" style:font-weight-complex="bold"/>
    </style:style>
    <style:style style:name="T5" style:family="text">
      <style:text-properties officeooo:rsid="001ddc44"/>
    </style:style>
    <style:style style:name="T6" style:family="text">
      <style:text-properties fo:font-variant="normal" fo:text-transform="none" fo:color="#000000" style:font-name="Times New Roman" fo:font-size="14pt" fo:letter-spacing="normal" fo:font-style="normal"/>
    </style:style>
    <style:style style:name="T7" style:family="text">
      <style:text-properties fo:font-variant="normal" fo:text-transform="none" fo:color="#000000" fo:letter-spacing="normal" fo:font-style="normal"/>
    </style:style>
    <style:style style:name="T8"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UKROU Malik</text:p>
      <text:p text:style-name="P1">DURAND Jean-Frédéric</text:p>
      <text:p text:style-name="P1">23/02/2016</text:p>
      <text:p text:style-name="P1"/>
      <text:p text:style-name="P2">TP FTP CAR</text:p>
      <text:p text:style-name="P3"/>
      <text:p text:style-name="P4"/>
      <text:p text:style-name="P5">I) <text:span text:style-name="T1">Introduction</text:span></text:p>
      <text:p text:style-name="P5"/>
      <text:p text:style-name="P4">L'objectif de ce TP est d'implémenter un serveur FTP qui gère les commandes de base de tout serveur FTP existant, de plus ce serveur doit respecter la norme RFC 959.</text:p>
      <text:p text:style-name="P4">L'utilisateur doit donc être capable de se connecter à ce serveur via n'importe quel client FTP valide et effectuer des transferts de fichiers depuis ou vers ce serveur.</text:p>
      <text:p text:style-name="P4"/>
      <text:p text:style-name="P4">Parmi la longue liste de commandes qu'un client peut exécuter sur un serveur FTP, nous devions implanter les suivantes : </text:p>
      <text:p text:style-name="P6">- USER</text:p>
      <text:p text:style-name="P6">- PASS</text:p>
      <text:p text:style-name="P6">- LIST</text:p>
      <text:p text:style-name="P6">- RETR</text:p>
      <text:p text:style-name="P6">- STOR</text:p>
      <text:p text:style-name="P6">- QUIT</text:p>
      <text:p text:style-name="P6">- PWD</text:p>
      <text:p text:style-name="P6">- CWD</text:p>
      <text:p text:style-name="P6">- CDUP</text:p>
      <text:p text:style-name="P6"/>
      <text:p text:style-name="P7">Nous expliquerons en détail l'utilité et le fonctionnement de ces différentes commandes dans la doc fournie. </text:p>
      <text:p text:style-name="P3"/>
      <text:p text:style-name="P3"/>
      <text:p text:style-name="P5">II) <text:span text:style-name="T1">Architecture</text:span></text:p>
      <text:p text:style-name="P3"/>
      <text:p text:style-name="P7">Nous avons décider de découper l'application comme suit : </text:p>
      <text:p text:style-name="P6">- une classe <text:span text:style-name="T3">Serveur</text:span> qui s'occupe d'initialiser et de lancer le serveur</text:p>
      <text:p text:style-name="P6">- une classe <text:span text:style-name="T3">FtpRequest</text:span> qui est appelée dans un nouveau thread pour chaque nouveau client qui souhaite se connecter au serveur et qui gère les différentes commandes appelées par le client ainsi que les réponses qui lui sont fournies</text:p>
      <text:p text:style-name="P6">- une classe <text:span text:style-name="T3">Authentification</text:span> qui regroupe les principales variables globales du serveur comme les comptes utilisateurs, le numéro de port du serveur, le nombre autorisé de connexion simultanées...etc</text:p>
      <text:p text:style-name="P6">- <text:span text:style-name="T5">une classe </text:span><text:span text:style-name="T4">Main</text:span><text:span text:style-name="T5"> qui crée une instance de Serveur et qui met en ligne ce serveur</text:span></text:p>
      <text:p text:style-name="P7"/>
      <text:p text:style-name="P7"/>
      <text:p text:style-name="P8">I<text:span text:style-name="T5">I</text:span>I) <text:span text:style-name="T2">Code Samples</text:span></text:p>
      <text:p text:style-name="P8"/>
      <text:p text:style-name="Text_20_body"><text:span text:style-name="T8">Ensuite, le readme liste 5 exemples de code (code sample) intéressants, par exemple:<text:line-break/>- une méthode contenant un algorithme intéressant.<text:line-break/>- une liste de classes impliquées dans un design pattern<text:line-break/>- une jolie optimisation <text:line-break/><text:line-break/>Un code sample doit être introduit en 2 phrases maximales, l'essentiel des explications vient ensuite dans des commentaires en ligne (</text:span><text:span text:style-name="Source_20_Text"><text:span text:style-name="T8">//</text:span></text:span><text:span text:style-name="T8">).</text:span></text:p>
      <text:p text:style-name="Text_20_body"/>
      <text:p text:style-name="Text_20_body"/>
      <text:p text:style-name="Text_20_body"><text:soft-page-break/><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krou Malik</meta:initial-creator>
    <meta:creation-date>2016-02-22T17:38:30.110302445</meta:creation-date>
    <dc:date>2016-02-22T18:10:54.735756892</dc:date>
    <dc:creator>Boukrou Malik</dc:creator>
    <meta:editing-duration>PT1M54S</meta:editing-duration>
    <meta:editing-cycles>1</meta:editing-cycles>
    <meta:generator>LibreOffice/4.3.3.2$Linux_X86_64 LibreOffice_project/430m0$Build-2</meta:generator>
    <meta:document-statistic meta:table-count="0" meta:image-count="0" meta:object-count="0" meta:page-count="2" meta:paragraph-count="26" meta:word-count="287" meta:character-count="1717" meta:non-whitespace-character-count="1451"/>
  </office:meta>
</office:document-meta>
</file>